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09856" officeooo:paragraph-rsid="0010985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d9e4" officeooo:paragraph-rsid="0013d9e4" style:font-size-asian="14pt" style:font-size-complex="14pt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0f32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6c19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126c19" fo:background-color="#dddddd" loext:char-shading-value="0"/>
    </style:style>
    <style:style style:name="T6" style:family="text">
      <style:text-properties officeooo:rsid="00126c19" fo:background-color="#dddddd" loext:char-shading-value="0"/>
    </style:style>
    <style:style style:name="T7" style:family="text">
      <style:text-properties fo:background-color="#ddddd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Metodos </text:span>Array</text:h>
      <text:p text:style-name="P2"><text:span text:style-name="T2">at -</text:span> <text:span text:style-name="T3">Retorna o item na posição especificada, incluindo numeros negativos que contam a partir do ultimo item: </text:span><text:span text:style-name="T6">array.at(posição) </text:span></text:p>
      <text:p text:style-name="P1"/>
      <text:p text:style-name="P3"><text:span text:style-name="T2">concat -</text:span> Concatena (junta) vários arrays: <text:span text:style-name="T7">array.concat( <text:s/>)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07:39:16.997497745</meta:creation-date>
    <dc:date>2023-02-06T19:06:02.597595407</dc:date>
    <meta:editing-duration>PT2H54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9" meta:character-count="199" meta:non-whitespace-character-count="170"/>
  </office:meta>
</office:document-meta>
</file>